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2d915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01341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013417" officeooo:paragraph-rsid="0002d915"/>
    </style:style>
    <style:style style:name="T1" style:family="text">
      <style:text-properties fo:color="#000000"/>
    </style:style>
    <style:style style:name="T2" style:family="text">
      <style:text-properties fo:color="#000000" officeooo:rsid="00004a6f"/>
    </style:style>
    <style:style style:name="T3" style:family="text">
      <style:text-properties fo:color="#000000" officeooo:rsid="00013417"/>
    </style:style>
    <style:style style:name="T4" style:family="text">
      <style:text-properties fo:color="#000000" officeooo:rsid="0002e4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cilitar </text:span><text:span text:style-name="T2">a compreensão </text:span><text:span text:style-name="T1">do usuário </text:span><text:span text:style-name="T2">para que os conceitos chaves sejam entendidos <text:s/>de forma intuitiva, possibilitando que os comandos do sistema sejam operados com mais eficiência. </text:span><text:span text:style-name="T3">Para isso, o sistema deve possuir diálogos simples para que nenhuma dúvida seja gerada no momento da inserção das informações.</text:span></text:p>
      <text:p text:style-name="P4"/>
      <text:p text:style-name="P4"/>
      <text:p text:style-name="P2"><text:span text:style-name="T4">G</text:span><text:span text:style-name="T3">arant</text:span><text:span text:style-name="T4">ir</text:span><text:span text:style-name="T3"> que os dados estão acessíveis apenas para aqueles </text:span><text:span text:style-name="T4">que estão</text:span><text:span text:style-name="T3"> autorizados a acessá-los, </text:span><text:span text:style-name="T4">e</text:span><text:span text:style-name="T3">vita</text:span><text:span text:style-name="T4">ndo</text:span><text:span text:style-name="T3"> acesso não autorizado ou modificação d</text:span><text:span text:style-name="T4">os </text:span><text:span text:style-name="T3">dados.</text:span></text:p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10:34.964412137</meta:creation-date>
    <dc:date>2019-06-16T23:36:32.196783057</dc:date>
    <meta:editing-duration>PT16H29M1S</meta:editing-duration>
    <meta:editing-cycles>3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2" meta:word-count="68" meta:character-count="457" meta:non-whitespace-character-count="390"/>
  </office:meta>
</office:document-meta>
</file>